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5-09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5-06-1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5-03-2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5-01-0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4-08-1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4-06-1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4-04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4-01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3-11-0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3-08-2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3-03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2-12-1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2-06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2-03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2-01-1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0-12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0-08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0-06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20-04-0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9-04-16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8-06-1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8-03-1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7-08-14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6-10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6-06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6-02-0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12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11-3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10-30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09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08-2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07-1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06-19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04-0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02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5-01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4-12-3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4-11-2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4-10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4-10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4-09-02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4-08-01 0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4-07-0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4-05-17 0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4-03-29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12-31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11-19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08-2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07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06-26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05-16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04-30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02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01-22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3-01-03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2-10-31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2-09-05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2-04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2-02-0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1-10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1-10-1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1-08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1-05-2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0-08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0-06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1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0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09-10-0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200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199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199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199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023119422101</text:p>
          </table:table-cell>
          <table:table-cell office:value-type="string" calcext:value-type="string">
            <text:p>103 <text:s/>N15 E20 11CDDB1 <text:s text:c="3"/>City of Carson Well P-2</text:p>
          </table:table-cell>
          <table:table-cell office:value-type="string" calcext:value-type="string">
            <text:p>198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0" meta:object-count="0"/>
    <meta:user-defined meta:name="AppVersion">3.0</meta:user-defined>
  </office:meta>
</office:document-meta>
</file>